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azzetta 22 marzo </text:p>
      <text:p text:style-name="Standard">Questa piazzetta prende il nome da una data fondamentale per il risorgimento di Venezia. In questa data Daniele Manin insieme al suo collaboratore Nicolò Tommaseo annunciarono la repubblica di Venez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4T10:46:20.64</meta:creation-date>
    <meta:document-statistic meta:table-count="0" meta:image-count="0" meta:object-count="0" meta:page-count="1" meta:paragraph-count="2" meta:word-count="33" meta:character-count="220"/>
    <dc:date>2012-12-04T10:49:03.29</dc:date>
    <meta:editing-duration>PT2M51S</meta:editing-duration>
    <meta:editing-cycles>1</meta:editing-cycles>
    <meta:generator>OpenOffice.org/3.4.1$Win32 OpenOffice.org_project/341m1$Build-9593</meta:generator>
  </office:meta>
</office:document-meta>
</file>